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Reader.main( String [ ] arg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IndexReader.IndexReader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Reader.getTermInfosIndexDi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termPositions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Reader.hasNorms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Reader.getCurrentVersion( String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getRef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open( final IndexCommit commit , IndexDeletionPolicy deletionPolicy ,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Index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Reader.open( final IndexCommit com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dire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Option.FieldOption( String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acquireWrite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dexReader.open( final Directory directory , IndexDeletionPolicy deletion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isLocked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Reader.setNorm( int doc , String field ,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Reader.getCommitUs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open( final Directory directory , final boolean closeDirectory , final IndexDeletionPolicy deletionPolicy , final IndexCommit commit , final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indexExists( File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getCommitUserData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open( final Directory directory , IndexDeletionPolicy deletionPolicy ,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lastModified( File file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Reader.lastModified( String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getIndex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open( final IndexCommit commit , IndexDeletionPolicy deletion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ensure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Reader.setTermInfosIndexDivisor( int indexDivi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indexExists( String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Option.FieldO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dexReader.undelet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Reader.doBody( String segment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setNorm( int doc , String field ,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Read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Reader.deleteDocument( int doc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Reader.unlock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termDocs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Reader.indexExists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isLocked( String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Reader.decRe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Reader.numDeleted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getCurrentVersion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re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open( final Directory directory ,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open( final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document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Read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Op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isOptim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open( File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lastModified( final Directory director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Reader.inc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Reader.getCurrentVersion( File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Reader.deleteDocuments( Term te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dexReader.open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is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.listCommits( Directory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